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7941in" svg:height="3.0327in" svg:x="2.6882in" svg:y="0.2197in">
            <draw:object draw:notify-on-update-of-ranges="Sheet1.A4:Sheet1.A76 Sheet1.B3:Sheet1.B3 Sheet1.B4:Sheet1.B7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utput from 8/2/20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MA</text:p>
          </table:table-cell>
          <table:table-cell office:value-type="string" calcext:value-type="string">
            <text:p># page match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17:05:42.759039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5:24:14.101778042</meta:creation-date>
    <dc:date>2017-08-03T17:30:36.592282260</dc:date>
    <meta:editing-duration>PT23M38S</meta:editing-duration>
    <meta:editing-cycles>9</meta:editing-cycles>
    <meta:generator>LibreOffice/4.2.8.2$Linux_X86_64 LibreOffice_project/420m0$Build-2</meta:generator>
    <meta:document-statistic meta:table-count="1" meta:cell-count="1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4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98cm" svg:height="7.704cm" xlink:href=".." xlink:type="simple" chart:class="chart:scatter" chart:style-name="ch1">
        <chart:title svg:x="8.308cm" svg:y="0.29cm" chart:style-name="ch2">
          <text:p>Spatial Locality</text:p>
        </chart:title>
        <chart:subtitle svg:x="5.886cm" svg:y="1.249cm" chart:style-name="ch3">
          <text:p>Pages from shrink_page_list found in process</text:p>
        </chart:subtitle>
        <chart:plot-area chart:style-name="ch4" table:cell-range-address="Sheet1.A4:Sheet1.B76 Sheet1.B3:Sheet1.B3" chart:data-source-has-labels="row" svg:x="1.406cm" svg:y="2.112cm" svg:width="17.997cm" svg:height="4.457cm">
          <chartooo:coordinate-region svg:x="1.737cm" svg:y="2.311cm" svg:width="17.294cm" svg:height="3.611cm"/>
          <chart:axis chart:dimension="x" chart:name="primary-x" chart:style-name="ch5">
            <chart:title svg:x="8.534cm" svg:y="6.723cm" chart:style-name="ch6">
              <text:p>Process VMA (1048 total)</text:p>
            </chart:title>
          </chart:axis>
          <chart:axis chart:dimension="y" chart:name="primary-y" chart:style-name="ch7">
            <chart:title svg:x="0.451cm" svg:y="5.31cm" chart:style-name="ch8">
              <text:p>Pages found</text:p>
            </chart:title>
            <chart:grid chart:style-name="ch9" chart:class="major"/>
          </chart:axis>
          <chart:series chart:style-name="ch10" chart:values-cell-range-address="Sheet1.B4:Sheet1.B76" chart:label-cell-address="Sheet1.B3:Sheet1.B3" chart:class="chart:scatter">
            <chart:domain table:cell-range-address="Sheet1.A4:Sheet1.A76"/>
            <chart:data-point chart:repeated="7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# page matches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Sheet1.A4:Sheet1.A76</svg:desc>
                </draw:g>
              </table:table-cell>
              <table:table-cell office:value-type="float" office:value="1">
                <text:p>1</text:p>
                <draw:g>
                  <svg:desc>Sheet1.B4:Sheet1.B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">
                <text:p>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">
                <text:p>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8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">
                <text:p>1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2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6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">
                <text:p>2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9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6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4">
                <text:p>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6">
                <text:p>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7">
                <text:p>2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8">
                <text:p>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9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8">
                <text:p>3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7">
                <text:p>3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9">
                <text:p>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3">
                <text:p>3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5">
                <text:p>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2">
                <text:p>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5">
                <text:p>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6">
                <text:p>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8">
                <text:p>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0">
                <text:p>4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2">
                <text:p>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9">
                <text:p>4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1">
                <text:p>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8">
                <text:p>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0">
                <text:p>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1">
                <text:p>5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2">
                <text:p>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3">
                <text:p>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4">
                <text:p>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6">
                <text:p>5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0">
                <text:p>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9">
                <text:p>5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7">
                <text:p>6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8">
                <text:p>6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7">
                <text:p>6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6">
                <text:p>7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5">
                <text:p>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4">
                <text:p>8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5">
                <text:p>8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">
                <text:p>8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71">
                <text:p>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2">
                <text:p>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3">
                <text:p>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75">
                <text:p>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7">
                <text:p>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4">
                <text:p>8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28">
                <text:p>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30">
                <text:p>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7">
                <text:p>9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61">
                <text:p>9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79">
                <text:p>9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9">
                <text:p>10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11">
                <text:p>101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